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.373cm" fo:margin-bottom="0cm" fo:text-indent="0cm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STATIC AND DYNAMIC SCOP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5.17cm" svg:height="11cm" svg:x="1.5cm" svg:y="2.54cm" presentation:class="outline" presentation:user-transformed="true">
          <draw:text-box>
            <text:list text:style-name="L2">
              <text:list-item>
                <text:p>In C the scope of functions are global by default.</text:p>
              </text:list-item>
              <text:list-item>
                <text:p>If you add the keyword <text:span text:style-name="T1">static </text:span><text:span text:style-name="T2">before a function </text:span><text:span text:style-name="T2">name , the function now </text:span><text:span text:style-name="T2">becomes a static function.</text:span></text:p>
              </text:list-item>
              <text:list-item>
                <text:p><text:span text:style-name="T2">A </text:span><text:span text:style-name="T1">static function </text:span><text:span text:style-name="T2">is a </text:span><text:span text:style-name="T2">function that can only be </text:span><text:span text:style-name="T2">accessed in the file/source </text:span><text:span text:style-name="T2">code where it has been </text:span><text:span text:style-name="T2">declared.</text:span></text:p>
              </text:list-item>
              <text:list-item>
                <text:p><text:span text:style-name="T2">That function’s scope is now </text:span><text:span text:style-name="T2">local to file only meaning it </text:span><text:span text:style-name="T2">can only be accessed in that </text:span><text:span text:style-name="T2">file only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5.17cm" svg:height="11cm" svg:x="1.5cm" svg:y="2.54cm" presentation:class="outline" presentation:user-transformed="true">
          <draw:text-box>
            <text:list text:style-name="L2">
              <text:list-item>
                <text:p text:style-name="P1">So is scoping necessary ? <text:line-break/>It is necessary because it allows us to re use variable names as the scope will enable you to use it for different applications</text:p>
                <text:p text:style-name="P1">int areaReact(int ,int )<text:line-break/>{ </text:p>
                <text:p text:style-name="P1"><text:s text:c="4"/>int a ;<text:line-break/> <text:s text:c="3"/>int b = a + 20 ;</text:p>
                <text:p text:style-name="P1">}</text:p>
                <text:p text:style-name="P1">int main ( )</text:p>
                <text:p text:style-name="P1">{ <text:s/></text:p>
                <text:p text:style-name="P1"><text:s text:c="4"/>int a =10;<text:line-break/> <text:s text:c="3"/>int b = 20; </text:p>
                <text:p text:style-name="P1"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1.905cm" presentation:class="title" presentation:user-transformed="true">
          <draw:text-box>
            <text:p>Static Scoping </text:p>
          </draw:text-box>
        </draw:frame>
        <draw:frame presentation:style-name="pr5" draw:text-style-name="P3" draw:layer="layout" svg:width="23.265cm" svg:height="7.275cm" svg:x="1.5cm" svg:y="5.715cm" presentation:class="outline" presentation:user-transformed="true">
          <draw:text-box>
            <text:list text:style-name="L2">
              <text:list-item>
                <text:p text:style-name="P3"><text:span text:style-name="T1">Static Scoping - <text:s/></text:span><text:span text:style-name="T2">the </text:span><text:span text:style-name="T2">definition of a variable is </text:span><text:span text:style-name="T2">resolved by searching the </text:span><text:span text:style-name="T2">block or function where it is </text:span><text:span text:style-name="T2">contained. </text:span></text:p>
              </text:list-item>
              <text:list-item>
                <text:p text:style-name="P3"><text:span text:style-name="T2">If not , you check the outer </text:span><text:span text:style-name="T2">blocks .</text:span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Static scoping example :</text:p>
          </draw:text-box>
        </draw:frame>
        <draw:frame presentation:style-name="pr5" draw:text-style-name="P5" draw:layer="layout" svg:width="12.199cm" svg:height="12.595cm" svg:x="1.5cm" svg:y="1.905cm" presentation:class="outline" presentation:user-transformed="true">
          <draw:text-box>
            <text:list text:style-name="L2">
              <text:list-header>
                <text:p>#include &lt;stdio.h&gt;</text:p>
                <text:p>int sum (int) ;<text:line-break/>int add(int);<text:line-break/>int a =5;<text:line-break/><text:line-break/>int main( )<text:line-break/>{ <text:line-break/> <text:s text:c="2"/>int a =10 ;<text:line-break/> <text:s text:c="2"/>a = sum(a);<text:line-break/> <text:s text:c="2"/>printf(“%d”,a);<text:line-break/>}</text:p>
                <text:p>int sum(int b)<text:line-break/>{</text:p>
                <text:p><text:s text:c="3"/>b = b + 10 ;<text:line-break/> <text:s text:c="2"/>b = add(b);<text:line-break/> <text:s text:c="2"/>return b ;<text:line-break/>}</text:p>
              </text:list-header>
            </text:list>
          </draw:text-box>
        </draw:frame>
        <draw:frame presentation:style-name="pr5" draw:text-style-name="P5" draw:layer="layout" svg:width="12.199cm" svg:height="11.96cm" svg:x="14.31cm" svg:y="2.54cm" presentation:class="outline" presentation:user-transformed="true">
          <draw:text-box>
            <text:list text:style-name="L2">
              <text:list-header>
                <text:p text:style-name="P6">int add(int b)<text:line-break/>{</text:p>
                <text:p text:style-name="P6"><text:s text:c="3"/>int c ;<text:line-break/> <text:s text:c="2"/>c = a +b ;<text:line-break/> <text:s text:c="2"/>return c ;<text:line-break/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Dynamic Scoping</text:p>
          </draw:text-box>
        </draw:frame>
        <draw:frame presentation:style-name="pr5" draw:layer="layout" svg:width="24.535cm" svg:height="11cm" svg:x="1.5cm" svg:y="3.5cm" presentation:class="outline" presentation:user-transformed="true">
          <draw:text-box>
            <text:list text:style-name="L2">
              <text:list-item>
                <text:p text:style-name="P6"><text:span text:style-name="T1">Dynamic Scoping - <text:s/></text:span><text:span text:style-name="T2">the </text:span><text:span text:style-name="T2">definition of a variable is </text:span><text:span text:style-name="T2">resolved by: searching the </text:span><text:span text:style-name="T2">block or function where it is </text:span><text:span text:style-name="T2">contained if not</text:span><text:span text:style-name="T2"><text:line-break/></text:span><text:span text:style-name="T2"> <text:s text:c="3"/>: search its calling function</text:span><text:span text:style-name="T2"><text:line-break/></text:span><text:span text:style-name="T2"> <text:s text:c="3"/>: search the function that </text:span><text:span text:style-name="T2">called the calling function 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Dynamic scoping example :</text:p>
          </draw:text-box>
        </draw:frame>
        <draw:frame presentation:style-name="pr5" draw:text-style-name="P5" draw:layer="layout" svg:width="12.199cm" svg:height="12.595cm" svg:x="1.5cm" svg:y="1.905cm" presentation:class="outline" presentation:user-transformed="true">
          <draw:text-box>
            <text:list text:style-name="L2">
              <text:list-header>
                <text:p>#include &lt;stdio.h&gt;</text:p>
                <text:p>int sum (int) ;<text:line-break/>int add(int);<text:line-break/>int a =5;<text:line-break/><text:line-break/>int main( )<text:line-break/>{ <text:line-break/> <text:s text:c="2"/>int a =10 ;<text:line-break/> <text:s text:c="2"/>a = sum(a);<text:line-break/> <text:s text:c="2"/>printf(“%d”,a);<text:line-break/>}</text:p>
                <text:p>int sum(int b)<text:line-break/>{</text:p>
                <text:p><text:s text:c="3"/>b = b + 10 ;<text:line-break/> <text:s text:c="2"/>b = add(b);<text:line-break/> <text:s text:c="2"/>return b ;<text:line-break/>}</text:p>
              </text:list-header>
            </text:list>
          </draw:text-box>
        </draw:frame>
        <draw:frame presentation:style-name="pr5" draw:text-style-name="P5" draw:layer="layout" svg:width="12.199cm" svg:height="11.96cm" svg:x="14.31cm" svg:y="2.54cm" presentation:class="outline" presentation:user-transformed="true">
          <draw:text-box>
            <text:list text:style-name="L2">
              <text:list-header>
                <text:p text:style-name="P6">int add(int b)<text:line-break/>{</text:p>
                <text:p text:style-name="P6"><text:s text:c="3"/>int c ;<text:line-break/> <text:s text:c="2"/>c = a +b ;<text:line-break/> <text:s text:c="2"/>return c ;<text:line-break/>}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5" draw:layer="layout" svg:width="24.535cm" svg:height="11cm" svg:x="1.27cm" svg:y="2.97cm" presentation:class="outline" presentation:user-transformed="true">
          <draw:text-box>
            <text:list text:style-name="L2">
              <text:list-item>
                <text:p>In most programming languages , <text:span text:style-name="T1">Static Scoping </text:span><text:span text:style-name="T2">is applied instead of dynamic </text:span><text:span text:style-name="T2">scoping.</text:span></text:p>
              </text:list-item>
              <text:list-item>
                <text:p><text:span text:style-name="T2">For the C programming </text:span><text:span text:style-name="T1">static scoping</text:span><text:span text:style-name="T2"> is applied by </text:span><text:span text:style-name="T2">default.</text:span></text:p>
              </text:list-item>
              <text:list-item>
                <text:p><text:span text:style-name="T2">In reality C does not apply </text:span><text:span text:style-name="T2">dynamic scoping.</text:span></text:p>
              </text:list-item>
              <text:list-item>
                <text:p><text:span text:style-name="T2">Programming language that </text:span><text:span text:style-name="T2">applies both dynamic and </text:span><text:span text:style-name="T2">static scoping … Perl</text:span></text:p>
              </text:list-item>
              <text:list-item>
                <text:p><text:span text:style-name="T2">C programming always </text:span><text:span text:style-name="T2">applies </text:span><text:span text:style-name="T1">Static Scoping</text:span><text:span text:style-name="T2">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0T19:57:36.863816464</meta:creation-date>
    <meta:editing-duration>PT5H22M33S</meta:editing-duration>
    <meta:editing-cycles>3</meta:editing-cycles>
    <meta:generator>LibreOffice/7.3.7.2$Linux_X86_64 LibreOffice_project/30$Build-2</meta:generator>
    <dc:title>Pencil</dc:title>
    <dc:date>2023-03-11T18:59:55.636970330</dc:date>
    <meta:document-statistic meta:object-count="63"/>
  </office:meta>
</office:document-meta>
</file>